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Georgia" svg:font-family="Georgia" style:font-family-generic="roman" style:font-pitch="variable"/>
    <style:font-face style:name="Nova Mono" svg:font-family="'Nova Mono'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va Mono1" svg:font-family="'Nova Mono'" style:font-family-generic="system" style:font-pitch="variable"/>
    <style:font-face style:name="Roboto1" svg:font-family="Roboto" style:font-family-generic="system" style:font-pitch="variable"/>
    <style:font-face style:name="Roboto Condensed1" svg:font-family="'Roboto Condensed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6667in" fo:margin-left="0in" fo:margin-top="0in" fo:margin-bottom="0in" table:align="left"/>
    </style:style>
    <style:style style:name="Table1.A" style:family="table-column">
      <style:table-column-properties style:column-width="1.4167in"/>
    </style:style>
    <style:style style:name="Table1.B" style:family="table-column">
      <style:table-column-properties style:column-width="5.24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none"/>
    </style:style>
    <style:style style:name="Table2" style:family="table">
      <style:table-properties style:width="7.0729in" fo:margin-left="0in" fo:margin-top="0in" fo:margin-bottom="0in" table:align="left"/>
    </style:style>
    <style:style style:name="Table2.A" style:family="table-column">
      <style:table-column-properties style:column-width="1.1146in"/>
    </style:style>
    <style:style style:name="Table2.B" style:family="table-column">
      <style:table-column-properties style:column-width="1.2806in"/>
    </style:style>
    <style:style style:name="Table2.C" style:family="table-column">
      <style:table-column-properties style:column-width="4.677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1"/>
    </style:style>
    <style:style style:name="Table2.B1" style:family="table-cell">
      <style:table-cell-properties style:vertical-align="" fo:padding="0.0694in" fo:border-left="0.75pt solid #000001" fo:border-right="1pt solid #000001" fo:border-top="1pt solid #000001" fo:border-bottom="1pt solid #000001"/>
    </style:style>
    <style:style style:name="Table2.A2" style:family="table-cell">
      <style:table-cell-properties style:vertical-align="" fo:padding="0.0694in" fo:border-left="1pt solid #000001" fo:border-right="1pt solid #000001" fo:border-top="0.75pt solid #000001" fo:border-bottom="1pt solid #000001"/>
    </style:style>
    <style:style style:name="Table2.B2" style:family="table-cell">
      <style:table-cell-properties style:vertical-align="" fo:padding="0.0694in" fo:border-left="0.75pt solid #000001" fo:border-right="1pt solid #000001" fo:border-top="0.75pt solid #000001" fo:border-bottom="1pt solid #000001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loext:graphic-properties draw:fill-color="#ffffff"/>
      <style:paragraph-properties fo:padding="0in" fo:border="none"/>
    </style:style>
    <style:style style:name="P3" style:family="paragraph" style:parent-style-name="Standard">
      <loext:graphic-properties draw:fill-color="#ffffff"/>
      <style:paragraph-properties fo:padding="0in" fo:border="none"/>
    </style:style>
    <style:style style:name="P4" style:family="paragraph" style:parent-style-name="Standard">
      <loext:graphic-properties draw:fill-color="#ffffff"/>
      <style:paragraph-properties fo:padding="0in" fo:border="none"/>
      <style:text-properties officeooo:rsid="00045474" officeooo:paragraph-rsid="00045474"/>
    </style:style>
    <style:style style:name="P5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045474" officeooo:paragraph-rsid="00045474"/>
    </style:style>
    <style:style style:name="P7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02ac5c" officeooo:paragraph-rsid="00045474"/>
    </style:style>
    <style:style style:name="P8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02ac5c" officeooo:paragraph-rsid="00045474"/>
    </style:style>
    <style:style style:name="P9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officeooo:rsid="0002ac5c" officeooo:paragraph-rsid="00045474"/>
    </style:style>
    <style:style style:name="P10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</style:style>
    <style:style style:name="P11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/>
    </style:style>
    <style:style style:name="P12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indent="0in" style:auto-text-indent="false" fo:padding="0in" fo:border="none"/>
    </style:style>
    <style:style style:name="P13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/>
    </style:style>
    <style:style style:name="P14" style:family="paragraph" style:parent-style-name="Standard">
      <style:paragraph-properties fo:margin-left="0.25in" fo:margin-right="0in" fo:margin-top="0.0417in" fo:margin-bottom="0.0555in" loext:contextual-spacing="false" fo:line-height="100%" fo:text-indent="0in" style:auto-text-indent="false"/>
    </style:style>
    <style:style style:name="P1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1">
      <style:paragraph-properties fo:margin-left="1in" fo:margin-right="0in" fo:text-indent="-0.25in" style:auto-text-indent="false"/>
    </style:style>
    <style:style style:name="P17" style:family="paragraph" style:parent-style-name="Standard" style:master-page-name="Standard">
      <loext:graphic-properties draw:fill-color="#ffffff"/>
      <style:paragraph-properties style:page-number="1" fo:padding="0in" fo:border="none"/>
    </style:style>
    <style:style style:name="P18" style:family="paragraph" style:parent-style-name="Heading_20_2">
      <loext:graphic-properties draw:fill-color="#ffffff"/>
      <style:paragraph-properties fo:padding="0in" fo:border="none"/>
    </style:style>
    <style:style style:name="P19" style:family="paragraph" style:parent-style-name="Heading_20_1">
      <loext:graphic-properties draw:fill-color="#ffffff"/>
      <style:paragraph-properties fo:padding="0in" fo:border="none"/>
    </style:style>
    <style:style style:name="T1" style:family="text">
      <style:text-properties style:font-name="Roboto Condensed" style:font-name-asian="Roboto Condensed1" style:font-name-complex="Roboto Condensed1"/>
    </style:style>
    <style:style style:name="T2" style:family="text">
      <style:text-properties style:font-name="Roboto Condensed" fo:font-size="9pt" fo:font-weight="bold" style:font-name-asian="Roboto Condensed1" style:font-size-asian="9pt" style:font-weight-asian="bold" style:font-name-complex="Roboto Condensed1" style:font-size-complex="9pt"/>
    </style:style>
    <style:style style:name="T3" style:family="text">
      <style:text-properties fo:font-weight="bold" style:font-weight-asian="bold"/>
    </style:style>
    <style:style style:name="T4" style:family="text">
      <style:text-properties fo:font-variant="normal" fo:text-transform="none" fo:color="#1155cc" style:text-line-through-style="none" style:text-line-through-type="none" style:text-position="0% 100%" style:font-name="Roboto" fo:font-size="11pt" fo:font-style="normal" style:text-underline-style="solid" style:text-underline-width="auto" style:text-underline-color="font-color" fo:font-weight="normal" fo:background-color="transparent" loext:char-shading-value="0" style:font-name-asian="Roboto1" style:font-size-asian="11pt" style:font-style-asian="normal" style:font-weight-asian="normal" style:font-name-complex="Roboto1" style:font-size-complex="11pt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fo:font-weight="bold" style:font-style-asian="italic" style:font-weight-asian="bold"/>
    </style:style>
    <style:style style:name="T7" style:family="text">
      <style:text-properties style:text-underline-style="none"/>
    </style:style>
    <style:style style:name="T8" style:family="text">
      <style:text-properties fo:color="#1155cc" style:text-underline-style="solid" style:text-underline-width="auto" style:text-underline-color="font-color"/>
    </style:style>
    <style:style style:name="T9" style:family="text">
      <style:text-properties style:font-name="Nova Mono" style:font-name-asian="Nova Mono1" style:font-name-complex="Nova Mono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TQS 2019 | RELATÓRIO TÉCNICO </text:span></text:p>
      <text:p text:style-name="Title"><text:bookmark text:name="_fs8jbsor6t7c"/>Manual de Qualidade e Entrega Contínua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Projeto:</text:p>
          </table:table-cell>
          <table:table-cell table:style-name="Table1.A1" office:value-type="string">
            <text:p text:style-name="P6"><text:span text:style-name="T3">CloudDeliveries</text:span></text:p>
          </table:table-cell>
        </table:table-row>
        <table:table-row table:style-name="Table1.1">
          <table:table-cell table:style-name="Table1.A1" office:value-type="string">
            <text:p text:style-name="P5">Preparado por:</text:p>
          </table:table-cell>
          <table:table-cell table:style-name="Table1.A1" office:value-type="string">
            <text:p text:style-name="P9">João Santos , nmec : 73761</text:p>
            <text:p text:style-name="P7">Lucas Barros , <text:s/>nmec : 83895</text:p>
            <text:p text:style-name="P7">Vasco Marieiro , nmec : 81332</text:p>
          </table:table-cell>
        </table:table-row>
        <table:table-row table:style-name="Table1.1">
          <table:table-cell table:style-name="Table1.A1" office:value-type="string">
            <text:p text:style-name="P5">Data:</text:p>
          </table:table-cell>
          <table:table-cell table:style-name="Table1.A1" office:value-type="string">
            <text:p text:style-name="P6">18/04/2019</text:p>
          </table:table-cell>
        </table:table-row>
      </table:table>
      <text:p text:style-name="P2"/>
      <text:p text:style-name="P2"/>
      <text:p text:style-name="P2"><text:span text:style-name="T3">Conteúdo do relatóri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d56xpcpzm824" text:style-name="Index_20_Link" text:visited-style-name="Index_20_Link"><text:span text:style-name="T4">1- Accesso rápido aos recursos (bookmarks do projeto)</text:span></text:a></text:p>
          <text:p text:style-name="P11"><text:a xlink:type="simple" xlink:href="#_par1mnjwqynf" text:style-name="Index_20_Link" text:visited-style-name="Index_20_Link"><text:span text:style-name="T4">2- Gestão do projeto</text:span></text:a></text:p>
          <text:p text:style-name="P13"><text:a xlink:type="simple" xlink:href="#_md5rnv5xuu8" text:style-name="Index_20_Link" text:visited-style-name="Index_20_Link"><text:span text:style-name="T4">Equipa e papéis</text:span></text:a></text:p>
          <text:p text:style-name="P13"><text:a xlink:type="simple" xlink:href="#_r6fsb2up7tph" text:style-name="Index_20_Link" text:visited-style-name="Index_20_Link"><text:span text:style-name="T4">Gestão do backlog e atribuição de trabalho</text:span></text:a></text:p>
          <text:p text:style-name="P13"><text:a xlink:type="simple" xlink:href="#_dpkzb29i9w7a" text:style-name="Index_20_Link" text:visited-style-name="Index_20_Link"><text:span text:style-name="T4">Issues tracking system</text:span></text:a></text:p>
          <text:p text:style-name="P11"><text:a xlink:type="simple" xlink:href="#_sclhyngo3qyn" text:style-name="Index_20_Link" text:visited-style-name="Index_20_Link"><text:span text:style-name="T4">3- Gestão e qualidade do código</text:span></text:a></text:p>
          <text:p text:style-name="P13"><text:a xlink:type="simple" xlink:href="#_mngurqdxamft" text:style-name="Index_20_Link" text:visited-style-name="Index_20_Link"><text:span text:style-name="T4">Guia para os colaboradores (coding style)</text:span></text:a></text:p>
          <text:p text:style-name="P13"><text:a xlink:type="simple" xlink:href="#_am60dg50tabv" text:style-name="Index_20_Link" text:visited-style-name="Index_20_Link"><text:span text:style-name="T4">SCM workflow</text:span></text:a></text:p>
          <text:p text:style-name="P13"><text:a xlink:type="simple" xlink:href="#_abf4zzsx62ec" text:style-name="Index_20_Link" text:visited-style-name="Index_20_Link"><text:span text:style-name="T4">Revisão de código</text:span></text:a></text:p>
          <text:p text:style-name="P13"><text:a xlink:type="simple" xlink:href="#_2b56b2jp0o22" text:style-name="Index_20_Link" text:visited-style-name="Index_20_Link"><text:span text:style-name="T4">Análise estática</text:span></text:a></text:p>
          <text:p text:style-name="P13"><text:a xlink:type="simple" xlink:href="#_9uly2tsvzez9" text:style-name="Index_20_Link" text:visited-style-name="Index_20_Link"><text:span text:style-name="T4">Repositório de componentes [Opcional]</text:span></text:a></text:p>
          <text:p text:style-name="P11"><text:a xlink:type="simple" xlink:href="#_nzjsi1tu722k" text:style-name="Index_20_Link" text:visited-style-name="Index_20_Link"><text:span text:style-name="T4">3- Integração contínua &amp; entrega contínua</text:span></text:a></text:p>
          <text:p text:style-name="P11"><text:a xlink:type="simple" xlink:href="#_5ihctf27mtps" text:style-name="Index_20_Link" text:visited-style-name="Index_20_Link"><text:span text:style-name="T4">4- Testes</text:span></text:a></text:p>
          <text:p text:style-name="P13"><text:a xlink:type="simple" xlink:href="#_lnkfvadi74s8" text:style-name="Index_20_Link" text:visited-style-name="Index_20_Link"><text:span text:style-name="T4">Testes funcionais/aceitação</text:span></text:a></text:p>
          <text:p text:style-name="P13"><text:a xlink:type="simple" xlink:href="#_pm03qsvye3p3" text:style-name="Index_20_Link" text:visited-style-name="Index_20_Link"><text:span text:style-name="T4">Testes unitários</text:span></text:a></text:p>
          <text:p text:style-name="P13"><text:a xlink:type="simple" xlink:href="#_gfexy8q03vz9" text:style-name="Index_20_Link" text:visited-style-name="Index_20_Link"><text:span text:style-name="T4">Testes de sistema e de integração</text:span></text:a></text:p>
          <text:p text:style-name="P14"><text:a xlink:type="simple" xlink:href="#_qeotwcp7tb9x" text:style-name="Index_20_Link" text:visited-style-name="Index_20_Link"><text:span text:style-name="T4">Testes de desempenho <text:s/>[Opcional]</text:span></text:a></text:p>
        </text:index-body>
      </text:table-of-content>
      <text:p text:style-name="P2"/>
      <text:p text:style-name="P2"/>
      <text:p text:style-name="P2"><text:span text:style-name="T3">Controlo de versõe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2">Quando?</text:p>
          </table:table-cell>
          <table:table-cell table:style-name="Table2.B1" office:value-type="string">
            <text:p text:style-name="P12">Responsável</text:p>
          </table:table-cell>
          <table:table-cell table:style-name="Table2.B1" office:value-type="string">
            <text:p text:style-name="P12">Alterações significativas introduzidas</text:p>
          </table:table-cell>
        </table:table-row>
        <table:table-row table:style-name="Table2.1">
          <table:table-cell table:style-name="Table2.A2" office:value-type="string">
            <text:p text:style-name="P12"/>
          </table:table-cell>
          <table:table-cell table:style-name="Table2.B2" office:value-type="string">
            <text:p text:style-name="P12"><text:s/></text:p>
          </table:table-cell>
          <table:table-cell table:style-name="Table2.B2" office:value-type="string">
            <text:p text:style-name="P12"><text:s/></text:p>
          </table:table-cell>
        </table:table-row>
        <table:table-row table:style-name="Table2.1">
          <table:table-cell table:style-name="Table2.A2" office:value-type="string">
            <text:p text:style-name="P12"><text:s/></text:p>
          </table:table-cell>
          <table:table-cell table:style-name="Table2.B2" office:value-type="string">
            <text:p text:style-name="P12"><text:s/></text:p>
          </table:table-cell>
          <table:table-cell table:style-name="Table2.B2" office:value-type="string">
            <text:p text:style-name="P12"><text:s/></text:p>
          </table:table-cell>
        </table:table-row>
        <table:table-row table:style-name="Table2.1">
          <table:table-cell table:style-name="Table2.A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</table:table-row>
      </table:table>
      <text:p text:style-name="P2"/>
      <text:p text:style-name="Heading_20_1"><text:bookmark text:name="_d56xpcpzm824"/>1- Accesso rápido aos recursos (<text:span text:style-name="T5">bookmarks</text:span> do projeto)</text:p>
      <text:p text:style-name="Standard">Sistematização dos links para os recursos desenvolvidos no projecto:</text:p>
      <text:list xml:id="list450166067" text:style-name="WWNum1">
        <text:list-item>
          <text:p text:style-name="P15"><text:soft-page-break/>Acesso ao(s) projecto(s) de código:</text:p>
          <text:list>
            <text:list-item>
              <text:p text:style-name="P16"><text:a xlink:type="simple" xlink:href="https://github.com/NYTimes/objective-c-style-guide" text:style-name="Internet_20_link" text:visited-style-name="Visited_20_Internet_20_Link"><text:span text:style-name="T8">Módulo x</text:span></text:a> </text:p>
            </text:list-item>
            <text:list-item>
              <text:p text:style-name="P16">Módulo y</text:p>
            </text:list-item>
            <text:list-item>
              <text:p text:style-name="P16">Documentação da API de integração para programadores</text:p>
            </text:list-item>
          </text:list>
        </text:list-item>
        <text:list-item>
          <text:p text:style-name="P15">Ambiente SQA :</text:p>
          <text:list>
            <text:list-item>
              <text:p text:style-name="P16">Análise estática (<text:a xlink:type="simple" xlink:href="http://192.168.1.1" text:style-name="Internet_20_link" text:visited-style-name="Visited_20_Internet_20_Link"><text:span text:style-name="T8">Sonarqube</text:span></text:a>)</text:p>
            </text:list-item>
            <text:list-item>
              <text:p text:style-name="P16">Integração Contínua (Jenkins)</text:p>
            </text:list-item>
            <text:list-item>
              <text:p text:style-name="P16">xxx</text:p>
            </text:list-item>
          </text:list>
        </text:list-item>
        <text:list-item>
          <text:p text:style-name="P15">Coordenação da equipa:</text:p>
          <text:list>
            <text:list-item>
              <text:p text:style-name="P16">Projeto PivotalTracker</text:p>
            </text:list-item>
          </text:list>
        </text:list-item>
      </text:list>
      <text:p text:style-name="Standard"/>
      <text:p text:style-name="Standard">[podem ser acrescentadas mais entradas; a ideia é <text:span text:style-name="T3">sistematizar aqui os </text:span><text:span text:style-name="T6">bookmarks </text:span><text:span text:style-name="T3">para os vários resultados/ferramentas</text:span> do projeto]</text:p>
      <text:p text:style-name="P19"><text:bookmark text:name="_par1mnjwqynf"/>2- Gestão do projeto</text:p>
      <text:p text:style-name="P18"><text:bookmark text:name="_md5rnv5xuu8"/>Equipa e papéis</text:p>
      <text:p text:style-name="P4">João Santos – <text:s/>Configurar VM, Ajudar a fazer a API</text:p>
      <text:p text:style-name="P4">Lucas Barros -- <text:s text:c="3"/>Responsavel pela API, documentação</text:p>
      <text:p text:style-name="P4">Vasco Marieiro -- <text:s/>Responsável pelos diagramas, paginas WEB</text:p>
      <text:p text:style-name="P4">Testes – Todos</text:p>
      <text:p text:style-name="P4"/>
      <text:p text:style-name="Standard">[Descrição dos papéis definidos na equipa e as responsabilidades de cada membro]</text:p>
      <text:p text:style-name="P18"><text:bookmark text:name="_r6fsb2up7tph"/>Gestão do <text:span text:style-name="T5">backlog </text:span>e atribuição de trabalho</text:p>
      <text:p text:style-name="P2">[Descrição das práticas ágeis definidas no projeto para Gestão do backlog (orientado a user stories) e atribuição de trabalho, e links para os recursos associados. Cfr. <text:s/><text:a xlink:type="simple" xlink:href="https://www.pivotaltracker.com/help/articles/workflow_overview/" text:style-name="Internet_20_link" text:visited-style-name="Visited_20_Internet_20_Link"><text:span text:style-name="T8">PivotalTracker workflow</text:span></text:a> ]</text:p>
      <text:p text:style-name="P18"><text:bookmark text:name="_dpkzb29i9w7a"/><text:span text:style-name="T5">Issues tracking system</text:span></text:p>
      <text:p text:style-name="P2">[Descrição das práticas definidas no projeto para ITS e recursos associados.]</text:p>
      <text:p text:style-name="Heading_20_1"><text:bookmark text:name="_sclhyngo3qyn"/>3- Gestão e qualidade do código</text:p>
      <text:p text:style-name="Heading_20_2"><text:bookmark text:name="_mngurqdxamft"/>Guia para os colaboradores (<text:span text:style-name="T5">coding style)</text:span></text:p>
      <text:p text:style-name="Standard"><text:span text:style-name="T9">[Definição do coding style adotado. Sugestão → <text:s/>conferir </text:span><text:a xlink:type="simple" xlink:href="https://source.android.com/source/code-style.html" text:style-name="Internet_20_link" text:visited-style-name="Visited_20_Internet_20_Link"><text:span text:style-name="T8">AOS project</text:span></text:a>]</text:p>
      <text:p text:style-name="Heading_20_2"><text:bookmark text:name="_am60dg50tabv"/>SCM <text:span text:style-name="T5">workflow</text:span></text:p>
      <text:p text:style-name="P2">[Descrição das práticas definidas no projeto para o SCM git e recursos associados. </text:p>
      <text:p text:style-name="P2">Clarificar o workflow adotado, cfr. <text:a xlink:type="simple" xlink:href="https://www.atlassian.com/git/tutorials/comparing-workflows" text:style-name="Internet_20_link" text:visited-style-name="Visited_20_Internet_20_Link"><text:span text:style-name="T8">Bitbucket documentation</text:span></text:a>]</text:p>
      <text:p text:style-name="Heading_20_2"><text:bookmark text:name="_abf4zzsx62ec"/>Revisão de código</text:p>
      <text:p text:style-name="P2">[Descrição das práticas definidas no projeto para <text:span text:style-name="T5">code review</text:span> e recursos associados.]</text:p>
      <text:p text:style-name="Heading_20_2"><text:bookmark text:name="_2b56b2jp0o22"/><text:soft-page-break/>Análise estática </text:p>
      <text:p text:style-name="P2">[Descrição das práticas definidas no projeto para <text:span text:style-name="T5">static code analysis</text:span> e recursos associados.]</text:p>
      <text:p text:style-name="Heading_20_2"><text:bookmark text:name="_9uly2tsvzez9"/>Repositório de componentes [Opcional]</text:p>
      <text:p text:style-name="P2">[Descrição das práticas definidas no projeto para gestão local de <text:span text:style-name="T5">artifacts</text:span> do Maven e recursos associados. E.g.: <text:a xlink:type="simple" xlink:href="https://www.jfrog.com/artifactory/" text:style-name="Internet_20_link" text:visited-style-name="Visited_20_Internet_20_Link">a</text:a><text:a xlink:type="simple" xlink:href="https://www.jfrog.com/artifactory/" text:style-name="Internet_20_link" text:visited-style-name="Visited_20_Internet_20_Link">rtifactory</text:a>]</text:p>
      <text:p text:style-name="Heading_20_1"><text:bookmark text:name="_nzjsi1tu722k"/>3- Integração contínua &amp; entrega contínua</text:p>
      <text:p text:style-name="P2">[Descrição das práticas definidas no projeto para a integração contínua de incrementos e recursos associados.]</text:p>
      <text:p text:style-name="Standard">[Descrição das práticas para entrega contínua, baseadas em <text:span text:style-name="T5">containers</text:span> (ou Kubernetes)]</text:p>
      <text:p text:style-name="Heading_20_1"><text:bookmark text:name="_5ihctf27mtps"/>4- Testes</text:p>
      <text:p text:style-name="Standard">[não é para escrever aqui o conteúdos dos testes, mas explicar as políticas/práticas adotadas e gerar evidência que os resultados dos testes estão a ser considerados no processo de CI.]</text:p>
      <text:p text:style-name="Heading_20_2"><text:bookmark text:name="_lnkfvadi74s8"/>Testes funcionais/aceitação</text:p>
      <text:p text:style-name="P2">[Política do projeto para escrita de testes de funcionais (caixa fechada, perspetiva do utilizador) e recursos associados.]</text:p>
      <text:p text:style-name="Heading_20_2"><text:bookmark text:name="_pm03qsvye3p3"/>Testes unitários</text:p>
      <text:p text:style-name="P2">[Política do projeto para escrita de testes unitários (caixa aberta, perspetiva do developer) e recursos associados.]</text:p>
      <text:p text:style-name="Heading_20_2"><text:bookmark text:name="_gfexy8q03vz9"/>Testes de sistema e de integração</text:p>
      <text:p text:style-name="P2">[Política do projeto para escrita de testes de integração (caixa aberta ou fechada, perspetiva do developer) e recursos associados.]</text:p>
      <text:p text:style-name="Heading_20_2"><text:bookmark text:name="_qeotwcp7tb9x"/>Testes de desempenho <text:s/>[Opcional]</text:p>
      <text:p text:style-name="P2">[Política do projeto para escrita de testes de desempenho e recursos associados.]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Georgia" svg:font-family="Georgia" style:font-family-generic="roman" style:font-pitch="variable"/>
    <style:font-face style:name="Nova Mono" svg:font-family="'Nova Mono'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va Mono1" svg:font-family="'Nova Mono'" style:font-family-generic="system" style:font-pitch="variable"/>
    <style:font-face style:name="Roboto1" svg:font-family="Roboto" style:font-family-generic="system" style:font-pitch="variable"/>
    <style:font-face style:name="Roboto Condensed1" svg:font-family="'Roboto Condensed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Roboto" fo:font-size="11pt" fo:language="en" fo:country="none" style:letter-kerning="false" style:font-name-asian="Roboto1" style:font-size-asian="11pt" style:language-asian="zh" style:country-asian="CN" style:font-name-complex="Robo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Roboto" fo:font-size="11pt" fo:language="en" fo:country="none" style:letter-kerning="false" style:font-name-asian="Roboto1" style:font-size-asian="11pt" style:language-asian="zh" style:country-asian="CN" style:font-name-complex="Robo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color="#666666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style:font-name="Roboto Condensed" fo:font-family="'Roboto Condensed'" style:font-family-generic="roman" style:font-pitch="variable" fo:font-size="24pt" fo:font-weight="bold" style:font-name-asian="Roboto Condensed1" style:font-family-asian="'Roboto Condensed'" style:font-family-generic-asian="system" style:font-pitch-asian="variable" style:font-size-asian="24pt" style:font-weight-asian="bold" style:font-name-complex="Roboto Condensed1" style:font-family-complex="'Roboto Condensed'" style:font-family-generic-complex="system" style:font-pitch-complex="variable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992in" fo:margin-bottom="0.5in" fo:margin-left="0.5992in" fo:margin-right="0.5992in" fo:background-color="#ffffff" style:writing-mode="lr-tb" style:layout-grid-color="#c0c0c0" style:layout-grid-lines="2665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92in" fo:margin-left="0in" fo:margin-right="0in" fo:margin-top="0.0598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8T17:56:34.190515143</dc:date>
    <meta:editing-duration>PT10M24S</meta:editing-duration>
    <meta:editing-cycles>1</meta:editing-cycles>
    <meta:document-statistic meta:table-count="2" meta:image-count="0" meta:object-count="0" meta:page-count="3" meta:paragraph-count="87" meta:word-count="526" meta:character-count="3549" meta:non-whitespace-character-count="3094"/>
    <meta:generator>LibreOffice/5.4.5.1$Linux_X86_64 LibreOffice_project/40$Build-1</meta:generator>
  </office:meta>
</office:document-meta>
</file>